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0100000001312327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Predeterminado" style:font-family-generic="swiss" style:font-pitch="variable"/>
    <style:font-face style:name="Arial4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end" style:justify-single-word="false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text-properties style:font-name="Arial3" fo:language="es" fo:country="ES" style:font-name-asian="Times New Roman1" style:font-name-complex="Arial4"/>
    </style:style>
    <style:style style:name="P5" style:family="paragraph" style:parent-style-name="Cuadro1">
      <style:text-properties officeooo:paragraph-rsid="001e448b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officeooo:rsid="001e448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uadro"/>
      </text:sequence-decls>
      <draw:frame text:anchor-type="page" text:anchor-page-number="1" draw:z-index="0" draw:name="Picture" draw:style-name="gr1" draw:text-style-name="P6" svg:width="0.04cm" svg:height="0.04cm" svg:x="0cm" svg:y="0cm">
        <draw:image xlink:href="Pictures/100002000000000100000001312327B0.png" xlink:type="simple" xlink:show="embed" xlink:actuate="onLoad">
          <text:p/>
        </draw:image>
      </draw:frame>
      <text:p text:style-name="P4"/>
      <text:p text:style-name="P3"><draw:frame draw:style-name="fr1" draw:name="Marco1" text:anchor-type="as-char" svg:width="11.986cm" draw:z-index="1"><draw:text-box fo:min-height="15.626cm"><text:p text:style-name="P5"><text:span text:style-name="T1">Hello world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Predeterminado" style:font-family-generic="swiss" style:font-pitch="variable"/>
    <style:font-face style:name="Arial4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C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cm" fo:margin-right="0cm" fo:margin-top="0cm" fo:margin-bottom="0.3cm" style:contextual-spacing="false" fo:line-height="15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251cm"/>
        </style:tab-stops>
      </style:paragraph-properties>
      <style:text-properties fo:color="#00000a" style:font-name="Arial1" fo:font-size="11pt" fo:language="es" fo:country="CL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499cm" fo:margin-bottom="1cm" style:contextual-spacing="false" fo:text-align="center" style:justify-single-word="false" fo:text-indent="0cm" style:auto-text-indent="false" fo:break-before="page"/>
      <style:text-properties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cm" fo:margin-bottom="0.499cm" style:contextual-spacing="false"/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.72cm" fo:margin-bottom="0.499cm" style:contextual-spacing="false" fo:text-indent="0cm" style:auto-text-indent="false">
        <style:tab-stops>
          <style:tab-stop style:position="0cm"/>
          <style:tab-stop style:position="1.251cm"/>
        </style:tab-stops>
      </style:paragraph-properties>
      <style:text-properties fo:font-size="12pt" fo:font-weight="bold" style:font-size-asian="12pt" style:font-weight-asian="bold" style:font-size-complex="14pt" style:font-weight-complex="bold"/>
    </style:style>
    <style:style style:name="Footnote" style:family="paragraph" style:parent-style-name="Standard" style:default-outline-level="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Sin_20_espaciado1" style:display-name="Sin espaciado1" style:family="paragraph" style:default-outline-level="">
      <style:paragraph-properties fo:margin-top="0cm" fo:margin-bottom="0cm" style:contextual-spacing="false" style:line-height-at-least="0.176cm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size="12pt" fo:language="es" fo:country="ES" style:font-name-asian="Times New Roman1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class="extra"/>
    <style:style style:name="Contents_20_Heading" style:display-name="Contents Heading" style:family="paragraph" style:parent-style-name="Heading" style:default-outline-level="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 style:master-page-name="">
      <style:paragraph-properties fo:margin="100%" fo:margin-left="0cm" fo:margin-right="0cm" fo:margin-top="0.199cm" fo:margin-bottom="0.199cm" style:contextual-spacing="false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  <style:text-properties style:font-name="Arial2" fo:font-size="10.5pt" fo:font-weight="bold" style:font-size-asian="13pt" style:font-weight-asian="bold"/>
    </style:style>
    <style:style style:name="Contents_20_2" style:display-name="Contents 2" style:family="paragraph" style:parent-style-name="Index" style:default-outline-level="" style:class="index" style:master-page-name="">
      <style:paragraph-properties fo:margin="100%" fo:margin-left="0cm" fo:margin-right="0cm" fo:margin-top="0cm" fo:margin-bottom="0cm" style:contextual-spacing="false" fo:text-indent="0cm" style:auto-text-indent="false" style:page-number="auto">
        <style:tab-stops>
          <style:tab-stop style:position="17.09cm" style:type="right" style:leader-style="dotted" style:leader-text="."/>
        </style:tab-stops>
      </style:paragraph-properties>
      <style:text-properties style:font-name="Arial1" fo:font-size="10.5pt"/>
    </style:style>
    <style:style style:name="Contents_20_3" style:display-name="Contents 3" style:family="paragraph" style:parent-style-name="Index" style:default-outline-level="" style:class="index" style:master-page-name="">
      <style:paragraph-properties fo:margin="100%" fo:margin-left="0.499cm" fo:margin-right="0cm" fo:margin-top="0cm" fo:margin-bottom="0cm" style:contextual-spacing="false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  <style:text-properties style:font-name="Arial1" fo:font-size="10.5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uadro" style:family="paragraph" style:parent-style-name="Caption" style:default-outline-level=""/>
    <style:style style:name="Table" style:family="paragraph" style:parent-style-name="Caption" style:default-outline-level="" style:class="extra">
      <style:paragraph-properties fo:text-align="center" style:justify-single-word="false"/>
      <style:text-properties style:font-name="Arial3" fo:font-size="10.5pt" fo:font-style="normal" fo:font-weight="bold" style:font-size-asian="10.5pt" style:font-style-asian="normal" style:font-weight-asian="bold"/>
    </style:style>
    <style:style style:name="Cuadro1" style:family="paragraph" style:parent-style-name="Table" style:default-outline-level="">
      <style:paragraph-properties fo:margin="100%" fo:margin-left="0cm" fo:margin-right="0cm" fo:margin-top="0.499cm" fo:margin-bottom="0.21cm" style:contextual-spacing="false" fo:text-align="center" style:justify-single-word="false" fo:text-indent="0cm" style:auto-text-indent="false"/>
      <style:text-properties style:font-name="Arial3" fo:font-size="10.5pt" fo:font-style="normal" fo:font-weight="bold" style:font-size-asian="10.5pt" style:font-style-asian="normal" style:font-weight-asian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default-outline-level="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1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1" fo:font-size="11pt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1.499cm" fo:margin-right="1.499cm" fo:margin-top="0cm" fo:margin-bottom="0cm" style:contextual-spacing="false" fo:line-height="100%" fo:text-indent="0cm" style:auto-text-indent="false"/>
      <style:text-properties fo:font-style="italic"/>
    </style:style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Index_20_Link" style:display-name="Index Link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-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-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-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-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-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/>
      </text:list-level-style-bullet>
      <text:list-level-style-bullet text:level="4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/>
      </text:list-level-style-bullet>
      <text:list-level-style-bullet text:level="7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Zeichenformat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Zeichenformat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Zeichenformat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/>
      </text:list-level-style-bullet>
      <text:list-level-style-bullet text:level="4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/>
      </text:list-level-style-bullet>
      <text:list-level-style-bullet text:level="7" text:style-name="Zeichenformat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Zeichenformat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.-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3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  <style:master-page style:name="Footnote" style:page-layout-name="Mpm2"/>
    <style:master-page style:name="First_20_Page" style:display-name="First Page" style:page-layout-name="Mpm3" style:next-style-name="Standard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Preliminares" style:page-layout-name="Mpm6">
      <style:footer>
        <text:p text:style-name="MP2"><text:page-number style:num-format="i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0T21:49:56</meta:creation-date>
    <meta:editing-cycles>1</meta:editing-cycles>
    <meta:editing-duration>P0D</meta:editing-duration>
    <meta:generator>LibreOffice/3.6$Linux_X86_64 LibreOffice_project/5e13c24-3eda017-8f2291e-a9faf4</meta:generator>
    <meta:document-statistic meta:table-count="0" meta:image-count="0" meta:object-count="0" meta:page-count="1" meta:paragraph-count="3" meta:word-count="2" meta:character-count="13" meta:non-whitespace-character-count="10"/>
  </office:meta>
</office:document-meta>
</file>